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ＭＳ Ｐ明朝" svg:font-family="ＭＳ Ｐ明朝" style:font-family-generic="roman" style:font-pitch="variable" svg:panose-1="2 2 6 0 4 2 5 8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ＭＳ Ｐゴシック" svg:font-family="ＭＳ Ｐゴシック" style:font-family-generic="modern" style:font-pitch="variable" svg:panose-1="2 11 6 0 7 2 5 8 2 4"/>
    <style:font-face style:name="Menlo, Monaco, Consolas, 'Couri" svg:font-family="Menlo, Monaco, Consolas, 'Couri" style:font-family-generic="system"/>
    <style:font-face style:name="Open Sans" svg:font-family="Open Sans" style:font-family-generic="system"/>
    <style:font-face style:name="Arial, Helvetica, sans-serif" svg:font-family="Arial, Helvetica, sans-serif" style:font-family-generic="system"/>
    <style:font-face style:name="Helvetica, arial, nimbussansl, " svg:font-family="Helvetica, arial, nimbussansl, " style:font-family-generic="system"/>
    <style:font-face style:name="Consolas, 'Liberation Mono', Me" svg:font-family="Consolas, 'Liberation Mono', Me" style:font-family-generic="system"/>
    <style:font-face style:name="Helvetica Neue" svg:font-family="Helvetica Neue" style:font-family-generic="system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enlo, Monaco, Consolas, 'Couri" fo:color="#C7254E" fo:font-size="10.5pt" style:font-size-asian="10.5pt"/>
    </style:style>
    <style:style style:name="T3" style:parent-style-name="DefaultParagraphFont" style:family="text">
      <style:text-properties style:font-name="Menlo, Monaco, Consolas, 'Couri" fo:color="#C7254E" fo:font-size="10.5pt" style:font-size-asian="10.5pt"/>
    </style:style>
    <style:style style:name="T4" style:parent-style-name="DefaultParagraphFont" style:family="text">
      <style:text-properties style:font-name="Menlo, Monaco, Consolas, 'Couri" fo:color="#C7254E" fo:font-size="10.5pt" style:font-size-asian="10.5pt"/>
    </style:style>
    <style:style style:name="T5" style:parent-style-name="DefaultParagraphFont" style:family="text">
      <style:text-properties style:font-name="Menlo, Monaco, Consolas, 'Couri" fo:color="#C7254E" fo:font-size="10.5pt" style:font-size-asian="10.5pt"/>
    </style:style>
    <style:style style:name="T6" style:parent-style-name="DefaultParagraphFont" style:family="text">
      <style:text-properties style:font-name="Open Sans" fo:font-weight="bold" style:font-weight-asian="bold" fo:color="#151819" fo:font-size="16.5pt" style:font-size-asian="16.5pt"/>
    </style:style>
    <style:style style:name="P7" style:parent-style-name="Heading3" style:family="paragraph">
      <style:text-properties style:font-name="Open Sans" fo:color="#151819" fo:font-size="16.5pt" style:font-size-asian="16.5pt"/>
    </style:style>
    <style:style style:name="P8" style:parent-style-name="Textbody" style:family="paragraph">
      <style:paragraph-properties fo:margin-bottom="0.1041in" style:line-height-at-least="0.2291in"/>
      <style:text-properties style:font-name="Arial, Helvetica, sans-serif" fo:color="#666666" fo:font-size="10.5pt" style:font-size-asian="10.5pt"/>
    </style:style>
    <style:style style:name="P9" style:parent-style-name="Heading3" style:family="paragraph">
      <style:paragraph-properties fo:margin-top="0in" fo:margin-bottom="0.052in" style:line-height-at-least="0.2708in"/>
      <style:text-properties style:font-name="Open Sans" fo:color="#151819" fo:font-size="16.5pt" style:font-size-asian="16.5pt"/>
    </style:style>
    <style:style style:name="P10" style:parent-style-name="Textbody" style:family="paragraph">
      <style:paragraph-properties fo:margin-bottom="0.1041in" style:line-height-at-least="0.2291in"/>
      <style:text-properties style:font-name="Arial, Helvetica, sans-serif" fo:color="#666666" fo:font-size="10.5pt" style:font-size-asian="10.5pt"/>
    </style:style>
    <style:style style:name="P11" style:parent-style-name="Heading3" style:family="paragraph">
      <style:paragraph-properties fo:margin-top="0in" fo:margin-bottom="0.052in" style:line-height-at-least="0.2708in"/>
      <style:text-properties style:font-name="Open Sans" fo:color="#151819" fo:font-size="16.5pt" style:font-size-asian="16.5pt"/>
    </style:style>
    <style:style style:name="P12" style:parent-style-name="Textbody" style:family="paragraph">
      <style:paragraph-properties fo:margin-bottom="0.1041in" style:line-height-at-least="0.2291in"/>
      <style:text-properties style:font-name="Arial, Helvetica, sans-serif" fo:color="#666666" fo:font-size="10.5pt" style:font-size-asian="10.5pt"/>
    </style:style>
    <style:style style:name="P13" style:parent-style-name="Heading3" style:family="paragraph">
      <style:paragraph-properties fo:margin-top="0in" fo:margin-bottom="0.1562in" fo:line-height="110%"/>
    </style:style>
    <style:style style:name="T14" style:parent-style-name="DefaultParagraphFont" style:family="text">
      <style:text-properties fo:color="#333333"/>
    </style:style>
    <style:style style:name="T15" style:parent-style-name="DefaultParagraphFont" style:family="text">
      <style:text-properties style:font-name="Helvetica, arial, nimbussansl, " fo:font-weight="normal" style:font-weight-asian="normal" fo:color="#333333" fo:font-size="12pt" style:font-size-asian="12pt"/>
    </style:style>
    <style:style style:name="P16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17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18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19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20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21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22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23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24" style:parent-style-name="Heading3" style:family="paragraph">
      <style:paragraph-properties fo:margin-top="0in" fo:margin-bottom="0.1562in" fo:line-height="110%"/>
    </style:style>
    <style:style style:name="T25" style:parent-style-name="DefaultParagraphFont" style:family="text">
      <style:text-properties fo:color="#333333"/>
    </style:style>
    <style:style style:name="T26" style:parent-style-name="DefaultParagraphFont" style:family="text">
      <style:text-properties style:font-name="Helvetica, arial, nimbussansl, " fo:font-weight="normal" style:font-weight-asian="normal" fo:color="#333333" fo:font-size="12pt" style:font-size-asian="12pt"/>
    </style:style>
    <style:style style:name="P27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28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29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30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31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32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33" style:parent-style-name="Heading3" style:family="paragraph">
      <style:paragraph-properties fo:margin-top="0in" fo:margin-bottom="0.1562in" fo:line-height="110%"/>
    </style:style>
    <style:style style:name="T34" style:parent-style-name="DefaultParagraphFont" style:family="text">
      <style:text-properties fo:color="#333333"/>
    </style:style>
    <style:style style:name="T35" style:parent-style-name="DefaultParagraphFont" style:family="text">
      <style:text-properties style:font-name="Helvetica, arial, nimbussansl, " fo:font-weight="normal" style:font-weight-asian="normal" fo:color="#333333" fo:font-size="12pt" style:font-size-asian="12pt"/>
    </style:style>
    <style:style style:name="P36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37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38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39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40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41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42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43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44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45" style:parent-style-name="Textbody" style:family="paragraph">
      <style:paragraph-properties style:line-height-at-least="0.1979in"/>
      <style:text-properties style:font-name="Helvetica, arial, nimbussansl, " fo:font-weight="bold" style:font-weight-asian="bold" style:font-weight-complex="bold" fo:color="#C5000B" fo:font-size="10.5pt" style:font-size-asian="10.5pt"/>
    </style:style>
    <style:style style:name="P46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47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48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49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50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51" style:parent-style-name="Textbody" style:family="paragraph">
      <style:paragraph-properties style:line-height-at-least="0.1979in"/>
    </style:style>
    <style:style style:name="T52" style:parent-style-name="DefaultParagraphFont" style:family="text">
      <style:text-properties style:font-name="Helvetica, arial, nimbussansl, " fo:color="#333333" fo:font-size="10.5pt" style:font-size-asian="10.5pt"/>
    </style:style>
    <style:style style:name="T53" style:parent-style-name="DefaultParagraphFont" style:family="text">
      <style:text-properties style:font-name="Consolas, 'Liberation Mono', Me" fo:color="#333333" fo:font-size="10.5pt" style:font-size-asian="10.5pt" fo:background-color="#F7F7F7"/>
    </style:style>
    <style:style style:name="T54" style:parent-style-name="DefaultParagraphFont" style:family="text">
      <style:text-properties style:font-name="Consolas, 'Liberation Mono', Me" fo:color="#333333" fo:font-size="10.5pt" style:font-size-asian="10.5pt" fo:background-color="#F7F7F7"/>
    </style:style>
    <style:style style:name="P55" style:parent-style-name="Textbody" style:family="paragraph">
      <style:paragraph-properties style:line-height-at-least="0.1979in"/>
    </style:style>
    <style:style style:name="T56" style:parent-style-name="DefaultParagraphFont" style:family="text">
      <style:text-properties style:font-name="Consolas, 'Liberation Mono', Me" fo:color="#333333" fo:font-size="10.5pt" style:font-size-asian="10.5pt" fo:background-color="#F7F7F7"/>
    </style:style>
    <style:style style:name="T57" style:parent-style-name="DefaultParagraphFont" style:family="text">
      <style:text-properties style:font-name="Helvetica Neue" fo:color="#333333" fo:font-size="10.5pt" style:font-size-asian="10.5pt" fo:background-color="#F7F7F7"/>
    </style:style>
    <style:style style:name="T58" style:parent-style-name="DefaultParagraphFont" style:family="text">
      <style:text-properties style:font-name="Helvetica Neue" fo:color="#333333" fo:font-size="10.5pt" style:font-size-asian="10.5pt" fo:background-color="#F7F7F7"/>
    </style:style>
    <style:style style:name="P59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60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61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62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63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64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65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66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67" style:parent-style-name="PreformattedText" style:family="paragraph">
      <style:paragraph-properties style:line-height-at-least="0.1979in"/>
    </style:style>
    <style:style style:name="T68" style:parent-style-name="StrongEmphasis" style:family="text">
      <style:text-properties style:font-name="Helvetica Neue" fo:color="#3572B0" fo:background-color="#F7F7F7"/>
    </style:style>
    <style:style style:name="T69" style:parent-style-name="DefaultParagraphFont" style:family="text">
      <style:text-properties style:font-name="Consolas, 'Liberation Mono', Me" fo:color="#333333" fo:font-size="10.5pt" style:font-size-asian="10.5pt" fo:background-color="#F7F7F7"/>
    </style:style>
    <style:style style:name="T70" style:parent-style-name="DefaultParagraphFont" style:family="text">
      <style:text-properties fo:color="#333333" fo:font-size="10.5pt" style:font-size-asian="10.5pt"/>
    </style:style>
    <style:style style:name="P71" style:parent-style-name="PreformattedText" style:family="paragraph">
      <style:paragraph-properties style:line-height-at-least="0.1979in"/>
      <style:text-properties fo:color="#333333" fo:font-size="10.5pt" style:font-size-asian="10.5pt"/>
    </style:style>
    <style:style style:name="P72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73" style:parent-style-name="PreformattedText" style:family="paragraph">
      <style:paragraph-properties style:line-height-at-least="0.1979in"/>
      <style:text-properties style:font-name="Consolas, 'Liberation Mono', Me" fo:color="#333333" fo:font-size="10.5pt" style:font-size-asian="10.5pt" fo:background-color="#F7F7F7"/>
    </style:style>
    <style:style style:name="P74" style:parent-style-name="PreformattedText" style:family="paragraph">
      <style:paragraph-properties style:line-height-at-least="0.1979in"/>
    </style:style>
    <style:style style:name="T75" style:parent-style-name="StrongEmphasis" style:family="text">
      <style:text-properties style:font-name="Helvetica Neue" fo:color="#3572B0"/>
    </style:style>
    <style:style style:name="P76" style:parent-style-name="PreformattedText" style:family="paragraph">
      <style:paragraph-properties style:line-height-at-least="0.1979in"/>
    </style:style>
    <style:style style:name="T77" style:parent-style-name="DefaultParagraphFont" style:family="text">
      <style:text-properties style:font-name="Consolas, 'Liberation Mono', Me" fo:color="#333333" fo:font-size="10.5pt" style:font-size-asian="10.5pt" fo:background-color="#F7F7F7"/>
    </style:style>
    <style:style style:name="T78" style:parent-style-name="DefaultParagraphFont" style:family="text">
      <style:text-properties style:font-name="Consolas, 'Liberation Mono', Me" fo:color="#333333" fo:font-size="10.5pt" style:font-size-asian="10.5pt" fo:background-color="#F7F7F7"/>
    </style:style>
    <style:style style:name="P79" style:parent-style-name="PreformattedText" style:family="paragraph">
      <style:paragraph-properties style:line-height-at-least="0.1979in"/>
    </style:style>
    <style:style style:name="T80" style:parent-style-name="DefaultParagraphFont" style:family="text">
      <style:text-properties style:font-name="Consolas, 'Liberation Mono', Me" fo:color="#333333" fo:font-size="10.5pt" style:font-size-asian="10.5pt" fo:background-color="#F7F7F7"/>
    </style:style>
    <style:style style:name="P81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82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83" style:parent-style-name="PreformattedText" style:family="paragraph">
      <style:paragraph-properties style:line-height-at-least="0.1979in"/>
    </style:style>
    <style:style style:name="T84" style:parent-style-name="StrongEmphasis" style:family="text">
      <style:text-properties style:font-name="Helvetica Neue" fo:color="#3572B0"/>
    </style:style>
    <style:style style:name="P85" style:parent-style-name="PreformattedText" style:family="paragraph">
      <style:paragraph-properties style:line-height-at-least="0.1979in"/>
    </style:style>
    <style:style style:name="P86" style:parent-style-name="PreformattedText" style:family="paragraph">
      <style:paragraph-properties style:line-height-at-least="0.1979in"/>
    </style:style>
    <style:style style:name="T87" style:parent-style-name="StrongEmphasis" style:family="text">
      <style:text-properties style:font-name="Times New Roman" style:font-name-complex="Times New Roman"/>
    </style:style>
    <style:style style:name="P88" style:parent-style-name="PreformattedText" style:family="paragraph">
      <style:paragraph-properties style:line-height-at-least="0.1979in"/>
    </style:style>
    <style:style style:name="T89" style:parent-style-name="DefaultParagraphFont" style:family="text">
      <style:text-properties style:font-name="Consolas, 'Liberation Mono', Me" fo:color="#333333" fo:font-size="10.5pt" style:font-size-asian="10.5pt" fo:background-color="#F7F7F7"/>
    </style:style>
    <style:style style:name="P90" style:parent-style-name="PreformattedText" style:family="paragraph">
      <style:paragraph-properties style:line-height-at-least="0.1979in"/>
    </style:style>
    <style:style style:name="T91" style:parent-style-name="DefaultParagraphFont" style:family="text">
      <style:text-properties style:font-name="Consolas, 'Liberation Mono', Me" fo:color="#333333" fo:font-size="10.5pt" style:font-size-asian="10.5pt" fo:background-color="#F7F7F7"/>
    </style:style>
    <style:style style:name="P92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93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94" style:parent-style-name="Textbody" style:family="paragraph">
      <style:paragraph-properties style:line-height-at-least="0.1979in"/>
    </style:style>
    <style:style style:name="T95" style:parent-style-name="DefaultParagraphFont" style:family="text">
      <style:text-properties style:font-name="Helvetica, arial, nimbussansl, " fo:color="#333333" fo:font-size="10.5pt" style:font-size-asian="10.5pt"/>
    </style:style>
    <style:style style:name="T96" style:parent-style-name="DefaultParagraphFont" style:family="text">
      <style:text-properties style:font-name="Helvetica, arial, nimbussansl, " fo:color="#333333" fo:font-size="10.5pt" style:font-size-asian="10.5pt"/>
    </style:style>
    <style:style style:name="P97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98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  <style:style style:name="P99" style:parent-style-name="Textbody" style:family="paragraph">
      <style:paragraph-properties style:line-height-at-least="0.1979in"/>
      <style:text-properties style:font-name="Helvetica, arial, nimbussansl, " fo:color="#333333" fo:font-size="10.5pt" style:font-size-asian="10.5pt"/>
    </style:style>
  </office:automatic-styles>
  <office:body>
    <office:text text:use-soft-page-breaks="true">
      <text:p text:style-name="P1"><text:span text:style-name="T2">git clone đ</text:span><text:span text:style-name="T3">ị</text:span><text:span text:style-name="T4">a_ch</text:span><text:span text:style-name="T5">ỉ</text:span><text:span text:style-name="T6"><text:s text:c="3"/>/* check out a repo</text:span></text:p>
      <text:h text:style-name="P7" text:outline-level="3">Đưa những file vào danh sách trước khi commit (bỏ<text:s/>qua nếu không có file mới được tạo)</text:h>
      <text:p text:style-name="P8">git add</text:p>
      <text:h text:style-name="P9" text:outline-level="3">Commit những thay đổi trước khi push lên server</text:h>
      <text:p text:style-name="P10">git commit -m “Thông tin ngắn gọn về<text:s/>thay đổi này”</text:p>
      <text:h text:style-name="P11" text:outline-level="3">Tải lên server nhánh master</text:h>
      <text:p text:style-name="P12">git push origin master</text:p>
      <text:p text:style-name="Standard">.</text:p>
      <text:p text:style-name="Standard"><text:a xlink:href="https://confluence.atlassian.com/bitbucketserver/basic-git-commands-776639767.html" office:target-frame-name="_top" xlink:show="replace">https://confluence.atlassian.com/bitbucketserver/basic-git-commands-776639767.html</text:a></text:p>
      <text:p text:style-name="Standard"><text:a xlink:href="http://thachpham.com/tools/hieu-them-ve-commit-va-staging-area-git.html" office:target-frame-name="_top" xlink:show="replace">http://thachpham.com/tools/hieu-them-ve-commit-va-staging-area-git.html</text:a></text:p>
      <text:p text:style-name="Standard"/>
      <text:p text:style-name="Standard"/>
      <text:p text:style-name="Standard"/>
      <text:h text:style-name="P13" text:outline-level="3"><text:span text:style-name="T14">…</text:span><text:span text:style-name="T15">or create a new repository on the command line</text:span></text:h>
      <text:p text:style-name="P16">echo "# SimpleSite" &gt;&gt; README.md</text:p>
      <text:p text:style-name="P17">git init</text:p>
      <text:p text:style-name="P18">git add --all</text:p>
      <text:p text:style-name="P19">git commit -m "first commit"</text:p>
      <text:p text:style-name="P20">git remote add origin https://github.com/minhqlrt/SimpleSite.git</text:p>
      <text:p text:style-name="P21">git push origin master</text:p>
      <text:p text:style-name="P22"/>
      <text:p text:style-name="P23"/>
      <text:h text:style-name="P24" text:outline-level="3"><text:span text:style-name="T25">…</text:span><text:span text:style-name="T26">or push an existing repository from the command line</text:span></text:h>
      <text:p text:style-name="P27">git remote add origin<text:s/>https://github.com/minhqlrt/SimpleSite.git</text:p>
      <text:p text:style-name="P28">git push -u origin master</text:p>
      <text:p text:style-name="P29"/>
      <text:p text:style-name="P30"/>
      <text:p text:style-name="P31"/>
      <text:p text:style-name="P32"/>
      <text:h text:style-name="P33" text:outline-level="3"><text:span text:style-name="T34">…</text:span><text:span text:style-name="T35">or import code from another repository</text:span></text:h>
      <text:p text:style-name="P36">You can initialize this repository with code from a Subversion, Mercurial, or TFS project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Cách push một folder ABC lên github's repo:</text:p>
      <text:p text:style-name="P46">Step 1: Create a repo on github</text:p>
      <text:p text:style-name="P47">Step 2: On local computer, open GitShell, browse to the folder ABC which you want to push</text:p>
      <text:p text:style-name="P48">Step 3: git init to create hidden git folder inside folder ABC</text:p>
      <text:p text:style-name="P49">Step 4: git add * to add all files of folder ABC to Staged</text:p>
      <text:p text:style-name="P50">Step 5: git<text:s/>commit -m "test" to commit</text:p>
      <text:p text:style-name="P51"><text:span text:style-name="T52">Step 6:<text:s/></text:span><text:span text:style-name="T53">git remote add origin<text:s/></text:span><text:a xlink:href="https://github.com/minhqlrt/SimpleSite.gitC" office:target-frame-name="_top" xlink:show="replace"><text:span text:style-name="T54">https://github.com/minhqlrt/SimpleSite.git</text:span></text:a></text:p>
      <text:p text:style-name="P55"><text:span text:style-name="T56">C</text:span><text:span text:style-name="T57">onnect your local repository folder ABC to a remote server (Simple Site repo on Github), add t</text:span><text:span text:style-name="T58">he server to be able to push to it</text:span></text:p>
      <text:p text:style-name="P59">Step 7: git push origin master</text:p>
      <text:p text:style-name="P60"/>
      <text:p text:style-name="P61">origin is the name of Simple Site repo</text:p>
      <text:p text:style-name="P62"/>
      <text:p text:style-name="P63"/>
      <text:p text:style-name="P64"/>
      <text:p text:style-name="P65"/>
      <text:p text:style-name="P66">If you accidentally delete files in working folder (but does not push), you can revert them by using below command</text:p>
      <text:p text:style-name="P67"><text:a xlink:href="http://atlassian.com/git/tutorial/undoing-changes" office:target-frame-name="_top" xlink:show="replace"><text:span text:style-name="T68">Undo local changes</text:span></text:a><text:span text:style-name="T69"><text:s/></text:span><text:span text:style-name="T70">git checkout -- &lt;filename&gt;</text:span></text:p>
      <text:p text:style-name="P71">git checkout *</text:p>
      <text:p text:style-name="P72"/>
      <text:p text:style-name="P73"/>
      <text:p text:style-name="P74"><text:a xlink:href="http://atlassian.com/git/tutorial/remote-repositories" office:target-frame-name="_top" xlink:show="replace"><text:span text:style-name="T75">Update from the remote repository</text:span></text:a></text:p>
      <text:p text:style-name="P76"><text:span text:style-name="T77">git remote add origin h</text:span><text:span text:style-name="T78">ttps://github.com/minhqlrt/SimpleSiteTestCase.git</text:span></text:p>
      <text:p text:style-name="P79"><text:span text:style-name="T80">git pull origin master</text:span></text:p>
      <text:p text:style-name="P81"/>
      <text:p text:style-name="P82"/>
      <text:p text:style-name="P83"><text:span text:style-name="T84">Download</text:span><text:a xlink:href="http://atlassian.com/git/tutorial/remote-repositories" office:target-frame-name="_top" xlink:show="replace"><text:span text:style-name="StrongEmphasis"><text:s/>from <text:s/>remote repository</text:span></text:a></text:p>
      <text:p text:style-name="P85"><text:span text:style-name="StrongEmphasis">Create a folder then init a local Git repository, into which this remote is s</text:span><text:span text:style-name="StrongEmphasis">upposed to be added</text:span></text:p>
      <text:p text:style-name="P86"><text:span text:style-name="T87">git init</text:span></text:p>
      <text:p text:style-name="P88"><text:span text:style-name="T89">git remote add origin https://github.com/minhqlrt/SimpleSiteTestCase.git</text:span></text:p>
      <text:p text:style-name="P90"><text:span text:style-name="T91">git pull origin master</text:span></text:p>
      <text:p text:style-name="P92"/>
      <text:p text:style-name="P93">Checkout: create a working copy</text:p>
      <text:p text:style-name="P94"><text:span text:style-name="T95">git clone<text:s/></text:span><text:a xlink:href="https://github.com/minhqlrt/SimpleSite.git" office:target-frame-name="_top" xlink:show="replace"><text:span text:style-name="T96">https://github.com/minhqlrt/SimpleSite.git</text:span></text:a></text:p>
      <text:p text:style-name="P97">https://help.github.com/articles/cloning-a-repository/</text:p>
      <text:p text:style-name="P98"/>
      <text:p text:style-name="P9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ＭＳ Ｐ明朝" svg:font-family="ＭＳ Ｐ明朝" style:font-family-generic="roman" style:font-pitch="variable" svg:panose-1="2 2 6 0 4 2 5 8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ＭＳ Ｐゴシック" svg:font-family="ＭＳ Ｐゴシック" style:font-family-generic="modern" style:font-pitch="variable" svg:panose-1="2 11 6 0 7 2 5 8 2 4"/>
    <style:font-face style:name="Menlo, Monaco, Consolas, 'Couri" svg:font-family="Menlo, Monaco, Consolas, 'Couri" style:font-family-generic="system"/>
    <style:font-face style:name="Open Sans" svg:font-family="Open Sans" style:font-family-generic="system"/>
    <style:font-face style:name="Arial, Helvetica, sans-serif" svg:font-family="Arial, Helvetica, sans-serif" style:font-family-generic="system"/>
    <style:font-face style:name="Helvetica, arial, nimbussansl, " svg:font-family="Helvetica, arial, nimbussansl, " style:font-family-generic="system"/>
    <style:font-face style:name="Consolas, 'Liberation Mono', Me" svg:font-family="Consolas, 'Liberation Mono', Me" style:font-family-generic="system"/>
    <style:font-face style:name="Helvetica Neue" svg:font-family="Helvetica Neue" style:font-family-generic="system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ＭＳ Ｐ明朝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ＭＳ Ｐゴシック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nhpc</dc:creator>
    <meta:creation-date>2009-04-16T11:32:00Z</meta:creation-date>
    <dc:date>2016-02-14T12:31:00Z</dc:date>
    <meta:template xlink:href="Normal.dotm" xlink:type="simple"/>
    <meta:editing-cycles>26</meta:editing-cycles>
    <meta:editing-duration>PT978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13" meta:character-count="2763" meta:row-count="19" meta:non-whitespace-character-count="2355"/>
  </office:meta>
</office:document-meta>
</file>